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er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Callers.addCaller( String rootModuleConf , IvyNode callerNode , String callerConf , String [ ] dependencyConfs , DependencyDescriptor d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NodeCallers.doesExclude( ModuleDescriptor md , String rootModuleConf , String [ ] moduleConfs , DependencyDescriptor dd , Artifact artifact , Stack callers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ller.setRealCalle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isRealC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doesCallersExclude( String rootModuleConf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getAskedDependencyId( ResolveData resolv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addConfiguration( String callerConf , String [ ] dependencyCon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NodeCallers.removeCaller( String rootModuleConf , ModuleRevisionId caller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er.Caller( ModuleDescriptor md , ModuleRevisionId mrid , DependencyDescriptor dd , boolean callerCanEx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er.canExclu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getDependenc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getCallers(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Callers.updateFrom( IvyNodeCallers callers , String rootModuleConf , boolean re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ll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er.getCaller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getAllCallersModu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IvyNodeCallers(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getAllCall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Callers.getDirectCallerFor( ModuleId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getAllRealCall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ller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Callers.doesCallersExclude( String rootModuleConf , Artifact artifact , Stack callersSt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